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6000000C0E8D0B12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s" style:family="table">
      <style:table-properties style:width="16.999cm" table:align="margins"/>
    </style:style>
    <style:style style:name="Items.A" style:family="table-column">
      <style:table-column-properties style:column-width="8.498cm" style:rel-column-width="32767*"/>
    </style:style>
    <style:style style:name="Items.B" style:family="table-column">
      <style:table-column-properties style:column-width="8.5cm" style:rel-column-width="32768*"/>
    </style:style>
    <style:style style:name="Item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tems.B1" style:family="table-cell">
      <style:table-cell-properties fo:padding="0.097cm" fo:border="0.002cm solid #000000"/>
    </style:style>
    <style:style style:name="Items.A2" style:family="table-cell">
      <style:table-cell-properties fo:padding="0.097cm" fo:border-left="0.002cm solid #000000" fo:border-right="none" fo:border-top="none" fo:border-bottom="0.002cm solid #000000"/>
    </style:style>
    <style:style style:name="Item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holarship Contract for <text:span text:style-name="T1">#{name#U}</text:span></text:p>
      <text:p text:style-name="P4">#{address}</text:p>
      <text:p text:style-name="P4"/>
      <text:p text:style-name="P7">Aproved Items</text:p>
      <table:table table:name="Items" table:style-name="Items">
        <table:table-column table:style-name="Items.A"/>
        <table:table-column table:style-name="Items.B"/>
        <table:table-row>
          <table:table-cell table:style-name="Items.A1" office:value-type="string">
            <text:p text:style-name="P1">Item</text:p>
          </table:table-cell>
          <table:table-cell table:style-name="Items.B1" office:value-type="string">
            <text:p text:style-name="P1">Value (US$)</text:p>
          </table:table-cell>
        </table:table-row>
        <table:table-row>
          <table:table-cell table:style-name="Items.A2" office:value-type="string">
            <text:p text:style-name="P2">#{name}</text:p>
          </table:table-cell>
          <table:table-cell table:style-name="Items.B2" office:value-type="string">
            <text:p text:style-name="P3">#{value}</text:p>
          </table:table-cell>
        </table:table-row>
        <table:table-row>
          <table:table-cell table:style-name="Items.A2" office:value-type="string">
            <text:p text:style-name="P1">Total</text:p>
          </table:table-cell>
          <table:table-cell table:style-name="Items.B2" office:value-type="string">
            <text:p text:style-name="P1">#{total}</text:p>
          </table:table-cell>
        </table:table-row>
      </table:table>
      <text:p text:style-name="P4"/>
      <text:p text:style-name="P4"/>
      <text:p text:style-name="P4">______________________________</text:p>
      <text:p text:style-name="P5">#{DirectorName}</text:p>
      <text:p text:style-name="P6">#{FAPES_Accou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12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28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9.698cm" svg:height="2.064cm" draw:z-index="0"><draw:image xlink:href="Pictures/1000000000000386000000C0E8D0B12E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Rosenfeld Rosas</meta:initial-creator>
    <meta:creation-date>2009-03-29T20:03:13</meta:creation-date>
    <dc:date>2009-05-24T10:49:34</dc:date>
    <dc:creator>Rodrigo Rosenfeld Rosas</dc:creator>
    <meta:editing-duration>PT02H20M35S</meta:editing-duration>
    <meta:editing-cycles>16</meta:editing-cycles>
    <meta:generator>BrOffice.org/3.1$Linux OpenOffice.org_project/310m11$Build-9399</meta:generator>
    <meta:document-statistic meta:table-count="1" meta:image-count="1" meta:object-count="0" meta:page-count="1" meta:paragraph-count="12" meta:word-count="17" meta:character-count="161"/>
    <meta:user-defined meta:name="Informações 1"/>
    <meta:user-defined meta:name="Informações 2"/>
    <meta:user-defined meta:name="Informações 3"/>
    <meta:user-defined meta:name="Informações 4"/>
  </office:meta>
</office:document-meta>
</file>